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6"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7"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8"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9"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10"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11"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12"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13"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14"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15"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T1" style:family="text">
      <style:text-properties officeooo:rsid="000791d2"/>
    </style:style>
    <style:style style:name="T2" style:family="text">
      <style:text-properties officeooo:rsid="000a5a0b"/>
    </style:style>
    <style:style style:name="T3" style:family="text">
      <style:text-properties officeooo:rsid="000ce9ec"/>
    </style:style>
    <style:style style:name="T4" style:family="text">
      <style:text-properties officeooo:rsid="000d3b61"/>
    </style:style>
    <style:style style:name="T5" style:family="text">
      <style:text-properties officeooo:rsid="000e54bc"/>
    </style:style>
    <style:style style:name="T6" style:family="text">
      <style:text-properties officeooo:rsid="000f2294"/>
    </style:style>
    <style:style style:name="T7" style:family="text">
      <style:text-properties officeooo:rsid="001067c5"/>
    </style:style>
    <style:style style:name="T8" style:family="text">
      <style:text-properties officeooo:rsid="0012596e"/>
    </style:style>
    <style:style style:name="T9" style:family="text">
      <style:text-properties officeooo:rsid="0015403d"/>
    </style:style>
    <style:style style:name="T10" style:family="text">
      <style:text-properties officeooo:rsid="00171824"/>
    </style:style>
    <style:style style:name="T11" style:family="text">
      <style:text-properties officeooo:rsid="001a04f6"/>
    </style:style>
    <style:style style:name="T12" style:family="text">
      <style:text-properties officeooo:rsid="001b928f"/>
    </style:style>
    <style:style style:name="T13" style:family="text">
      <style:text-properties officeooo:rsid="001c20c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Abschlussprüfung Sommer 2016</text:p>
      <text:p text:style-name="P1">Fachinformatiker Anwendungsentwicklung</text:p>
      <text:p text:style-name="P1">Dokumentation zur betrieblichen Projektarbei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haltsverzeichnis</text:p>
      <text:p text:style-name="P3">1.<text:tab/>Einleitung</text:p>
      <text:p text:style-name="P3"><text:tab/>1.1<text:tab/>Projektbeschreibung</text:p>
      <text:p text:style-name="P3"><text:span text:style-name="T1"><text:tab/>1.2<text:tab/>Projektziel</text:span></text:p>
      <text:p text:style-name="P3"><text:span text:style-name="T1"><text:tab/>1.3<text:tab/>Projektumfeld</text:span></text:p>
      <text:p text:style-name="P3"><text:span text:style-name="T12"><text:tab/>1.4<text:tab/>Projektbegründung</text:span></text:p>
      <text:p text:style-name="P3"><text:tab/><text:span text:style-name="T12">1.5<text:tab/>Ist-Analyse</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4">1<text:tab/>Einleitung</text:p>
      <text:p text:style-name="P5">Im Folgenden wird der Verlauf der betriblichen Projektarbeit des Autors im Rahmen seiner Ausbildung zum Fachinformatiker für Anwendungsentwicklung erläutert. </text:p>
      <text:p text:style-name="P7">1.1<text:tab/>Projektbeschreibung</text:p>
      <text:p text:style-name="P7">Die <text:span text:style-name="T10">mobile-ad-media GmbH (MAM)</text:span> entwickelt derzeit ein Softwaresystem zur Reservierung von Hotelzimmern. Das Gesamtsystem wird nach der Umsetzung aus einem <text:span text:style-name="T4">z</text:span>entralen Serve<text:span text:style-name="T3">r (Proxy) und mehreren mobilen Apps bestehen, welche die derzeit gängigsten Plattformen für Mobiltelefone abdecken. Die Apps ermöglichen dem Nutzer eine zügige Reservierung von Hotelzimmern und stellen dem Nutzer in ansprechendem Design alle nötigen Informationen zur Verfügung und nehmen Eingaben der Nutzer entgegen. </text:span></text:p>
      <text:p text:style-name="P8">Die Apps kommunizieren ausschliesslich mit dem <text:span text:style-name="T5">Proxy</text:span>, welcher andererseits mit entsprechenden Datendiensten, <text:span text:style-name="T5">wie etwa</text:span> Channel<text:span text:style-name="T5">m</text:span>anagern <text:span text:style-name="T5">verbunden ist. Aufgabe des Proxy ist die Bereitstellung einer einfachen und einheitlichen Schnittstelle für die Apps sowie die Pufferung von Daten. </text:span></text:p>
      <text:p text:style-name="P8"><text:span text:style-name="T6">Die Apps werden an die grafischen Wünsche der jeweiligen Hotels individuell angepasst und richten sich an Stammkunden.</text:span></text:p>
      <text:p text:style-name="P10">1.2<text:tab/><text:span text:style-name="T8">Projektziel</text:span></text:p>
      <text:p text:style-name="P9">Im Rahmen des hier beschriebenen Teilprojekts sollte das Kommunikationsprotokoll zwischen Apps und Proxy <text:span text:style-name="T7">als Webservice </text:span>entwickelt, <text:span text:style-name="T8">dokumentiert</text:span> und Proxyseitig implementiert werden. <text:span text:style-name="T8">Eine beispielhafte Reservierung mit Testdaten sollte mit ausgehender E-Mail erfolgreich durchführbar sein.</text:span></text:p>
      <text:p text:style-name="P11">1.3<text:tab/><text:span text:style-name="T9">Projektumfeld</text:span></text:p>
      <text:p text:style-name="P6">Die Arbeit wurde bei der mobile-ad-media GmbH, einer Agentur zur Entwicklung und Realisierung von Kommunikationskonzepten in Berlin durchgeführt. <text:span text:style-name="T2">Die Agentur hat bereits zahlreiche Webprojekte für namhafte Kunden umgesetzt. Desweiteren betreibt das Unternehmen eine Sportpartnersuche und sammelt derzeit Erfahrungen in der Entwicklung von Apps für mobile Endgeräte.</text:span></text:p>
      <text:p text:style-name="P12">1.4<text:tab/>Projektbegründung</text:p>
      <text:p text:style-name="P14">Die MAM möchte künftig Hotels als Kunden gewinnen und <text:span text:style-name="T12">eine individualisierte Buchungsapp zur Verfügung stellen. Die Geschäftsleitung der MAM <text:s/></text:span></text:p>
      <text:p text:style-name="P12"/>
      <text:p text:style-name="P12">1.5<text:tab/>Ist-Analyse</text:p>
      <text:p text:style-name="P13">Grundlage <text:span text:style-name="T11">des Teilprojekts ist ein grafisches Konzept der Apps aus der der Ablauf der Reservierung dargestellt wird.</text:span></text:p>
      <text:p text:style-name="P13"/>
      <text:p text:style-name="P15">2.<text:tab/>Projektplanung</text:p>
      <text:p text:style-name="P15"><text:soft-page-break/>2.1<text:tab/>Projektphasen und <text:span text:style-name="T13">Zeitplanung</text:span></text:p>
      <text:p text:style-name="P15">2.2<text:tab/></text:p>
      <text:p text:style-name="P9"/>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4M40S</meta:editing-duration>
    <meta:editing-cycles>19</meta:editing-cycles>
    <meta:generator>LibreOffice/5.1.2.2$Windows_x86 LibreOffice_project/d3bf12ecb743fc0d20e0be0c58ca359301eb705f</meta:generator>
    <dc:date>2016-05-20T15:48:07.504000000</dc:date>
    <meta:document-statistic meta:table-count="0" meta:image-count="0" meta:object-count="0" meta:page-count="4" meta:paragraph-count="28" meta:word-count="293" meta:character-count="2363" meta:non-whitespace-character-count="2087"/>
    <meta:user-defined meta:name="Info 1"/>
    <meta:user-defined meta:name="Info 2"/>
    <meta:user-defined meta:name="Info 3"/>
    <meta:user-defined meta:name="Info 4"/>
  </office:meta>
</office:document-meta>
</file>